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4.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10" style:family="table-row">
      <style:table-row-properties style:min-row-height="0.757cm"/>
    </style:style>
    <style:style style:name="P1" style:family="paragraph" style:parent-style-name="Standard">
      <style:paragraph-properties fo:line-height="150%" fo:text-align="center" style:justify-single-word="false"/>
      <style:text-properties style:font-name="Times New Roman" fo:font-size="14pt" fo:font-weight="bold" officeooo:rsid="000d1c6e" officeooo:paragraph-rsid="000d1c6e" style:font-size-asian="12.25pt" style:font-weight-asian="bold" style:font-size-complex="14pt" style:font-weight-complex="bold"/>
    </style:style>
    <style:style style:name="P2" style:family="paragraph" style:parent-style-name="Standard" style:list-style-name="L1">
      <style:paragraph-properties fo:line-height="150%" fo:text-align="justify" style:justify-single-word="false"/>
      <style:text-properties style:font-name="Times New Roman" fo:font-size="12pt" fo:font-weight="normal" officeooo:rsid="000e798d" officeooo:paragraph-rsid="000e798d" style:font-size-asian="12.25pt" style:font-weight-asian="normal" style:font-size-complex="14pt" style:font-weight-complex="normal"/>
    </style:style>
    <style:style style:name="P3" style:family="paragraph" style:parent-style-name="Standard">
      <style:paragraph-properties fo:line-height="150%" fo:text-align="justify" style:justify-single-word="false"/>
      <style:text-properties style:font-name="Times New Roman" fo:font-size="12pt" fo:font-weight="normal" officeooo:rsid="000e798d" officeooo:paragraph-rsid="000e798d" style:font-size-asian="12.25pt" style:font-weight-asian="normal" style:font-size-complex="14pt" style:font-weight-complex="normal"/>
    </style:style>
    <style:style style:name="P4" style:family="paragraph" style:parent-style-name="Standard">
      <style:paragraph-properties fo:line-height="150%" fo:text-align="justify" style:justify-single-word="false"/>
      <style:text-properties style:font-name="Times New Roman" fo:font-size="12pt" fo:font-weight="normal" officeooo:rsid="000f5346" officeooo:paragraph-rsid="000f5346" style:font-size-asian="12.25pt" style:font-weight-asian="normal" style:font-size-complex="14pt" style:font-weight-complex="normal"/>
    </style:style>
    <style:style style:name="P5" style:family="paragraph" style:parent-style-name="Standard" style:list-style-name="L2">
      <style:paragraph-properties fo:line-height="150%" fo:text-align="justify" style:justify-single-word="false"/>
      <style:text-properties style:font-name="Times New Roman" fo:font-size="12pt" fo:font-weight="normal" officeooo:rsid="0010ae64" officeooo:paragraph-rsid="0010ae64" style:font-size-asian="12.25pt" style:font-weight-asian="normal" style:font-size-complex="14pt" style:font-weight-complex="normal"/>
    </style:style>
    <style:style style:name="P6" style:family="paragraph" style:parent-style-name="Standard" style:list-style-name="L2">
      <style:paragraph-properties fo:line-height="150%" fo:text-align="justify" style:justify-single-word="false"/>
      <style:text-properties style:font-name="Times New Roman" fo:font-size="12pt" fo:font-weight="normal" officeooo:rsid="00122e72" officeooo:paragraph-rsid="00122e72" style:font-size-asian="12.25pt" style:font-weight-asian="normal" style:font-size-complex="14pt" style:font-weight-complex="normal"/>
    </style:style>
    <style:style style:name="P7" style:family="paragraph" style:parent-style-name="Standard">
      <style:paragraph-properties fo:line-height="150%" fo:text-align="start" style:justify-single-word="false"/>
      <style:text-properties style:font-name="Times New Roman" fo:font-size="12pt" fo:font-weight="bold" officeooo:rsid="000d1c6e" officeooo:paragraph-rsid="000d1c6e" style:font-size-asian="12.25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Times New Roman" fo:font-size="12pt" fo:font-weight="bold" officeooo:rsid="000d1c6e" officeooo:paragraph-rsid="000d1c6e" style:font-size-asian="12.25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Times New Roman" fo:font-size="12pt" fo:font-weight="bold" officeooo:rsid="000f5346" officeooo:paragraph-rsid="000f5346" style:font-size-asian="12.25pt" style:font-weight-asian="bold" style:font-size-complex="14pt" style:font-weight-complex="bold"/>
    </style:style>
    <style:style style:name="P10" style:family="paragraph" style:parent-style-name="Standard" style:list-style-name="L2">
      <style:paragraph-properties fo:line-height="150%" fo:text-align="justify" style:justify-single-word="false"/>
      <style:text-properties style:font-name="Times New Roman" fo:font-size="12pt" fo:font-style="italic" fo:font-weight="normal" officeooo:rsid="00122e72" officeooo:paragraph-rsid="00122e72" style:font-size-asian="12.25pt" style:font-style-asian="italic" style:font-weight-asian="normal" style:font-size-complex="14pt" style:font-style-complex="italic" style:font-weight-complex="normal"/>
    </style:style>
    <style:style style:name="P11" style:family="paragraph" style:parent-style-name="Standard" style:list-style-name="L4">
      <style:paragraph-properties fo:line-height="150%" fo:text-align="justify" style:justify-single-word="false"/>
      <style:text-properties style:font-name="Times New Roman" fo:font-size="12pt" fo:font-style="italic" fo:font-weight="normal" officeooo:rsid="002212a9" officeooo:paragraph-rsid="002212a9" style:font-size-asian="12.25pt" style:font-style-asian="italic" style:font-weight-asian="normal" style:font-size-complex="14pt" style:font-style-complex="italic" style:font-weight-complex="normal"/>
    </style:style>
    <style:style style:name="P12" style:family="paragraph" style:parent-style-name="Standard">
      <style:paragraph-properties fo:line-height="150%" fo:text-align="justify" style:justify-single-word="false"/>
      <style:text-properties style:font-name="Times New Roman" fo:font-size="12pt" fo:font-style="italic" fo:font-weight="normal" officeooo:rsid="002212a9" officeooo:paragraph-rsid="002212a9" style:font-size-asian="12.25pt" style:font-style-asian="italic" style:font-weight-asian="normal" style:font-size-complex="14pt" style:font-style-complex="italic" style:font-weight-complex="normal"/>
    </style:style>
    <style:style style:name="P13" style:family="paragraph" style:parent-style-name="Standard">
      <style:paragraph-properties fo:line-height="150%" fo:text-align="justify" style:justify-single-word="false"/>
      <style:text-properties style:font-name="Times New Roman" fo:font-size="12pt" fo:font-style="italic" fo:font-weight="bold" officeooo:rsid="002212a9" officeooo:paragraph-rsid="002212a9" style:font-size-asian="12.25pt" style:font-style-asian="italic" style:font-weight-asian="bold" style:font-size-complex="14pt" style:font-style-complex="italic" style:font-weight-complex="bold"/>
    </style:style>
    <style:style style:name="P14" style:family="paragraph" style:parent-style-name="Standard">
      <style:paragraph-properties fo:line-height="150%" fo:text-align="justify" style:justify-single-word="false"/>
      <style:text-properties style:font-name="Times New Roman" fo:font-size="12pt" fo:font-style="italic" fo:font-weight="bold" officeooo:rsid="0023b7bb" officeooo:paragraph-rsid="0023b7bb" style:font-size-asian="12.25pt" style:font-style-asian="italic" style:font-weight-asian="bold" style:font-size-complex="14pt" style:font-style-complex="italic" style:font-weight-complex="bold"/>
    </style:style>
    <style:style style:name="P15" style:family="paragraph" style:parent-style-name="Standard">
      <style:paragraph-properties fo:line-height="150%" fo:text-align="justify" style:justify-single-word="false"/>
      <style:text-properties style:font-name="Times New Roman" fo:font-size="12pt" fo:font-style="italic" fo:font-weight="bold" officeooo:rsid="00244907" officeooo:paragraph-rsid="00244907" style:font-size-asian="12.25pt" style:font-style-asian="italic" style:font-weight-asian="bold" style:font-size-complex="14pt" style:font-style-complex="italic" style:font-weight-complex="bold"/>
    </style:style>
    <style:style style:name="P16" style:family="paragraph" style:parent-style-name="Standard" style:list-style-name="L2">
      <style:paragraph-properties fo:line-height="150%" fo:text-align="justify" style:justify-single-word="false"/>
      <style:text-properties style:font-name="Times New Roman" fo:font-size="12pt" fo:font-style="normal" fo:font-weight="normal" officeooo:rsid="00122e72" officeooo:paragraph-rsid="00122e72" style:font-size-asian="12.25pt" style:font-style-asian="normal" style:font-weight-asian="normal" style:font-size-complex="14pt" style:font-style-complex="normal" style:font-weight-complex="normal"/>
    </style:style>
    <style:style style:name="P17" style:family="paragraph" style:parent-style-name="Standard">
      <style:paragraph-properties fo:line-height="150%" fo:text-align="justify" style:justify-single-word="false"/>
      <style:text-properties style:font-name="Times New Roman" fo:font-size="12pt" fo:font-style="normal" fo:font-weight="normal" officeooo:rsid="00122e72" officeooo:paragraph-rsid="00122e72" style:font-size-asian="12.25pt" style:font-style-asian="normal" style:font-weight-asian="normal" style:font-size-complex="14pt" style:font-style-complex="normal" style:font-weight-complex="normal"/>
    </style:style>
    <style:style style:name="P18" style:family="paragraph" style:parent-style-name="Standard" style:list-style-name="L2">
      <style:paragraph-properties fo:line-height="150%" fo:text-align="justify" style:justify-single-word="false"/>
      <style:text-properties style:font-name="Times New Roman" fo:font-size="12pt" fo:font-style="normal" fo:font-weight="normal" officeooo:rsid="00134d3a" officeooo:paragraph-rsid="00134d3a" style:font-size-asian="12.25pt" style:font-style-asian="normal" style:font-weight-asian="normal" style:font-size-complex="14pt" style:font-style-complex="normal" style:font-weight-complex="normal"/>
    </style:style>
    <style:style style:name="P19" style:family="paragraph" style:parent-style-name="Standard" style:list-style-name="L3">
      <style:paragraph-properties fo:line-height="150%" fo:text-align="justify" style:justify-single-word="false"/>
      <style:text-properties style:font-name="Times New Roman" fo:font-size="12pt" fo:font-style="normal" fo:font-weight="normal" officeooo:rsid="001600be" officeooo:paragraph-rsid="001600be" style:font-size-asian="12.25pt" style:font-style-asian="normal" style:font-weight-asian="normal" style:font-size-complex="14pt" style:font-style-complex="normal" style:font-weight-complex="normal"/>
    </style:style>
    <style:style style:name="P20" style:family="paragraph" style:parent-style-name="Standard">
      <style:paragraph-properties fo:line-height="150%" fo:text-align="justify" style:justify-single-word="false"/>
      <style:text-properties style:font-name="Times New Roman" fo:font-size="12pt" fo:font-style="normal" fo:font-weight="normal" officeooo:rsid="001600be" officeooo:paragraph-rsid="001600be" style:font-size-asian="12.25pt" style:font-style-asian="normal" style:font-weight-asian="normal" style:font-size-complex="14pt" style:font-style-complex="normal" style:font-weight-complex="normal"/>
    </style:style>
    <style:style style:name="P21" style:family="paragraph" style:parent-style-name="Standard">
      <style:paragraph-properties fo:line-height="150%" fo:text-align="justify" style:justify-single-word="false"/>
      <style:text-properties style:font-name="Times New Roman" fo:font-size="12pt" fo:font-style="normal" fo:font-weight="normal" officeooo:rsid="001669d9" officeooo:paragraph-rsid="001669d9" style:font-size-asian="12.25pt" style:font-style-asian="normal" style:font-weight-asian="normal" style:font-size-complex="14pt" style:font-style-complex="normal" style:font-weight-complex="normal"/>
    </style:style>
    <style:style style:name="P22" style:family="paragraph" style:parent-style-name="Standard" style:list-style-name="L3">
      <style:paragraph-properties fo:line-height="150%" fo:text-align="justify" style:justify-single-word="false"/>
      <style:text-properties style:font-name="Times New Roman" fo:font-size="12pt" fo:font-style="normal" fo:font-weight="normal" officeooo:rsid="001669d9" officeooo:paragraph-rsid="001669d9" style:font-size-asian="12.25pt" style:font-style-asian="normal" style:font-weight-asian="normal" style:font-size-complex="14pt" style:font-style-complex="normal" style:font-weight-complex="normal"/>
    </style:style>
    <style:style style:name="P23" style:family="paragraph" style:parent-style-name="Standard">
      <style:paragraph-properties fo:line-height="150%" fo:text-align="center" style:justify-single-word="false"/>
      <style:text-properties style:font-name="Times New Roman" fo:font-size="12pt" fo:font-style="normal" fo:font-weight="normal" officeooo:rsid="001669d9" officeooo:paragraph-rsid="001669d9" style:font-size-asian="12.25pt" style:font-style-asian="normal" style:font-weight-asian="normal" style:font-size-complex="14pt" style:font-style-complex="normal" style:font-weight-complex="normal"/>
    </style:style>
    <style:style style:name="P24" style:family="paragraph" style:parent-style-name="Standard" style:list-style-name="L4">
      <style:paragraph-properties fo:line-height="150%" fo:text-align="justify" style:justify-single-word="false"/>
      <style:text-properties style:font-name="Times New Roman" fo:font-size="12pt" fo:font-style="normal" fo:font-weight="normal" officeooo:rsid="002212a9" officeooo:paragraph-rsid="002212a9" style:font-size-asian="12.25pt" style:font-style-asian="normal" style:font-weight-asian="normal" style:font-size-complex="14pt" style:font-style-complex="normal" style:font-weight-complex="normal"/>
    </style:style>
    <style:style style:name="P25" style:family="paragraph" style:parent-style-name="Standard" style:list-style-name="L5">
      <style:paragraph-properties fo:line-height="150%" fo:text-align="justify" style:justify-single-word="false"/>
      <style:text-properties style:font-name="Times New Roman" fo:font-size="12pt" fo:font-style="normal" fo:font-weight="normal" officeooo:rsid="0023b7bb" officeooo:paragraph-rsid="0023b7bb" style:font-size-asian="12.25pt" style:font-style-asian="normal" style:font-weight-asian="normal" style:font-size-complex="14pt" style:font-style-complex="normal" style:font-weight-complex="normal"/>
    </style:style>
    <style:style style:name="P26" style:family="paragraph" style:parent-style-name="Standard" style:list-style-name="L5">
      <style:paragraph-properties fo:line-height="150%" fo:text-align="justify" style:justify-single-word="false"/>
      <style:text-properties style:font-name="Times New Roman" fo:font-size="12pt" fo:font-style="normal" fo:font-weight="normal" officeooo:rsid="00244907" officeooo:paragraph-rsid="00244907" style:font-size-asian="12.25pt" style:font-style-asian="normal" style:font-weight-asian="normal" style:font-size-complex="14pt" style:font-style-complex="normal" style:font-weight-complex="normal"/>
    </style:style>
    <style:style style:name="P27" style:family="paragraph" style:parent-style-name="Standard">
      <style:paragraph-properties fo:line-height="150%" fo:text-align="justify" style:justify-single-word="false"/>
      <style:text-properties style:font-name="Times New Roman" fo:font-size="12pt" fo:font-style="normal" fo:font-weight="normal" officeooo:rsid="00244907" officeooo:paragraph-rsid="00244907" style:font-size-asian="12.25pt" style:font-style-asian="normal" style:font-weight-asian="normal" style:font-size-complex="14pt" style:font-style-complex="normal" style:font-weight-complex="normal"/>
    </style:style>
    <style:style style:name="P28" style:family="paragraph" style:parent-style-name="Standard" style:list-style-name="L6">
      <style:paragraph-properties fo:line-height="150%" fo:text-align="justify" style:justify-single-word="false"/>
      <style:text-properties style:font-name="Times New Roman" fo:font-size="12pt" fo:font-style="normal" fo:font-weight="normal" officeooo:rsid="0028151d" officeooo:paragraph-rsid="0028151d" style:font-size-asian="12.25pt" style:font-style-asian="normal" style:font-weight-asian="normal" style:font-size-complex="14pt" style:font-style-complex="normal" style:font-weight-complex="normal"/>
    </style:style>
    <style:style style:name="P29" style:family="paragraph" style:parent-style-name="Standard" style:list-style-name="L7">
      <style:paragraph-properties fo:line-height="150%" fo:text-align="justify" style:justify-single-word="false"/>
      <style:text-properties style:font-name="Times New Roman" fo:font-size="12pt" fo:font-style="normal" fo:font-weight="normal" officeooo:rsid="00297ae9" officeooo:paragraph-rsid="00297ae9" style:font-size-asian="12.25pt" style:font-style-asian="normal" style:font-weight-asian="normal" style:font-size-complex="14pt" style:font-style-complex="normal" style:font-weight-complex="normal"/>
    </style:style>
    <style:style style:name="P30" style:family="paragraph" style:parent-style-name="Standard">
      <style:paragraph-properties fo:line-height="150%" fo:text-align="justify" style:justify-single-word="false"/>
      <style:text-properties style:font-name="Times New Roman" fo:font-size="12pt" fo:font-style="normal" fo:font-weight="bold" officeooo:rsid="001521bc" officeooo:paragraph-rsid="001521bc" style:font-size-asian="12.25pt" style:font-style-asian="normal" style:font-weight-asian="bold" style:font-size-complex="14pt" style:font-style-complex="normal" style:font-weight-complex="bold"/>
    </style:style>
    <style:style style:name="P31" style:family="paragraph" style:parent-style-name="Standard">
      <style:paragraph-properties fo:line-height="150%" fo:text-align="justify" style:justify-single-word="false"/>
      <style:text-properties style:font-name="Times New Roman" fo:font-size="12pt" fo:font-style="normal" fo:font-weight="bold" officeooo:rsid="001521bc" officeooo:paragraph-rsid="001600be" style:font-size-asian="12.25pt" style:font-style-asian="normal" style:font-weight-asian="bold" style:font-size-complex="14pt" style:font-style-complex="normal" style:font-weight-complex="bold"/>
    </style:style>
    <style:style style:name="P32" style:family="paragraph" style:parent-style-name="Standard">
      <style:paragraph-properties fo:line-height="150%" fo:text-align="justify" style:justify-single-word="false"/>
      <style:text-properties style:font-name="Times New Roman" fo:font-size="12pt" fo:font-style="normal" fo:font-weight="bold" officeooo:rsid="00186a88" officeooo:paragraph-rsid="00186a88" style:font-size-asian="12.25pt" style:font-style-asian="normal" style:font-weight-asian="bold" style:font-size-complex="14pt" style:font-style-complex="normal" style:font-weight-complex="bold"/>
    </style:style>
    <style:style style:name="P33" style:family="paragraph" style:parent-style-name="Standard">
      <style:paragraph-properties fo:line-height="150%" fo:text-align="justify" style:justify-single-word="false"/>
      <style:text-properties style:font-name="Times New Roman" fo:font-size="12pt" fo:font-style="normal" fo:font-weight="bold" officeooo:rsid="001f4094" officeooo:paragraph-rsid="001f4094" style:font-size-asian="12.25pt" style:font-style-asian="normal" style:font-weight-asian="bold" style:font-size-complex="14pt" style:font-style-complex="normal" style:font-weight-complex="bold"/>
    </style:style>
    <style:style style:name="P34" style:family="paragraph" style:parent-style-name="Standard">
      <style:paragraph-properties fo:line-height="150%" fo:text-align="justify" style:justify-single-word="false"/>
      <style:text-properties style:font-name="Times New Roman" fo:font-size="12pt" fo:font-style="normal" fo:font-weight="bold" officeooo:rsid="0020d277" officeooo:paragraph-rsid="0020d277" style:font-size-asian="12.25pt" style:font-style-asian="normal" style:font-weight-asian="bold" style:font-size-complex="14pt" style:font-style-complex="normal" style:font-weight-complex="bold"/>
    </style:style>
    <style:style style:name="P35" style:family="paragraph" style:parent-style-name="Standard">
      <style:paragraph-properties fo:line-height="150%" fo:text-align="justify" style:justify-single-word="false"/>
      <style:text-properties style:font-name="Times New Roman" fo:font-size="12pt" fo:font-style="normal" fo:font-weight="bold" officeooo:rsid="00297ae9" officeooo:paragraph-rsid="00297ae9" style:font-size-asian="12.25pt" style:font-style-asian="normal" style:font-weight-asian="bold" style:font-size-complex="14pt" style:font-style-complex="normal" style:font-weight-complex="bold"/>
    </style:style>
    <style:style style:name="P36" style:family="paragraph" style:parent-style-name="Table_20_Contents">
      <style:paragraph-properties fo:text-align="center" style:justify-single-word="false"/>
      <style:text-properties style:font-name="Times New Roman" fo:font-size="12pt" officeooo:rsid="001669d9" officeooo:paragraph-rsid="001669d9" style:font-size-asian="12.25pt" style:font-size-complex="14pt"/>
    </style:style>
    <style:style style:name="P37" style:family="paragraph" style:parent-style-name="Table_20_Contents">
      <style:paragraph-properties fo:text-align="center" style:justify-single-word="false"/>
      <style:text-properties style:font-name="Times New Roman" fo:font-size="12pt" officeooo:rsid="00172536" officeooo:paragraph-rsid="00172536" style:font-size-asian="12.25pt" style:font-size-complex="14pt"/>
    </style:style>
    <style:style style:name="P38" style:family="paragraph" style:parent-style-name="Table_20_Contents">
      <style:paragraph-properties fo:text-align="center" style:justify-single-word="false"/>
      <style:text-properties style:font-name="Times New Roman" fo:font-size="12pt" fo:font-weight="bold" officeooo:rsid="001669d9" officeooo:paragraph-rsid="001669d9"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00be" style:font-weight-asian="normal" style:font-weight-complex="normal"/>
    </style:style>
    <style:style style:name="T3" style:family="text">
      <style:text-properties fo:font-weight="normal" officeooo:rsid="00174c38" style:font-weight-asian="normal" style:font-weight-complex="normal"/>
    </style:style>
    <style:style style:name="T4" style:family="text">
      <style:text-properties fo:font-weight="normal" officeooo:rsid="00198f4f" style:font-weight-asian="normal" style:font-weight-complex="normal"/>
    </style:style>
    <style:style style:name="T5" style:family="text">
      <style:text-properties fo:font-weight="normal" officeooo:rsid="001b583c" style:font-weight-asian="normal" style:font-weight-complex="normal"/>
    </style:style>
    <style:style style:name="T6" style:family="text">
      <style:text-properties fo:font-weight="normal" officeooo:rsid="001c4128" style:font-weight-asian="normal" style:font-weight-complex="normal"/>
    </style:style>
    <style:style style:name="T7" style:family="text">
      <style:text-properties fo:font-weight="normal" officeooo:rsid="001d6199" style:font-weight-asian="normal" style:font-weight-complex="normal"/>
    </style:style>
    <style:style style:name="T8" style:family="text">
      <style:text-properties fo:font-weight="normal" officeooo:rsid="001f4094" style:font-weight-asian="normal" style:font-weight-complex="normal"/>
    </style:style>
    <style:style style:name="T9" style:family="text">
      <style:text-properties fo:font-weight="normal" officeooo:rsid="0020d277" style:font-weight-asian="normal" style:font-weight-complex="normal"/>
    </style:style>
    <style:style style:name="T10" style:family="text">
      <style:text-properties fo:font-weight="normal" officeooo:rsid="002212a9" style:font-weight-asian="normal" style:font-weight-complex="normal"/>
    </style:style>
    <style:style style:name="T11" style:family="text">
      <style:text-properties fo:font-weight="normal" officeooo:rsid="0024f38e" style:font-weight-asian="normal" style:font-weight-complex="normal"/>
    </style:style>
    <style:style style:name="T12" style:family="text">
      <style:text-properties fo:font-weight="normal" officeooo:rsid="00265a2e"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80f05" style:font-style-asian="normal" style:font-style-complex="normal"/>
    </style:style>
    <style:style style:name="T17" style:family="text">
      <style:text-properties fo:font-style="normal" officeooo:rsid="00186a88" style:font-style-asian="normal" style:font-style-complex="normal"/>
    </style:style>
    <style:style style:name="T18" style:family="text">
      <style:text-properties fo:font-style="normal" officeooo:rsid="0024490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e798d" style:font-style-asian="normal" style:font-weight-asian="normal" style:font-style-complex="normal" style:font-weight-complex="normal"/>
    </style:style>
    <style:style style:name="T21" style:family="text">
      <style:text-properties fo:font-style="normal" fo:font-weight="normal" officeooo:rsid="0023b7bb" style:font-style-asian="normal" style:font-weight-asian="normal" style:font-style-complex="normal" style:font-weight-complex="normal"/>
    </style:style>
    <style:style style:name="T22" style:family="text">
      <style:text-properties fo:font-style="normal" fo:font-weight="normal" officeooo:rsid="0024f38e" style:font-style-asian="normal" style:font-weight-asian="normal" style:font-style-complex="normal" style:font-weight-complex="normal"/>
    </style:style>
    <style:style style:name="T23" style:family="text">
      <style:text-properties fo:font-style="normal" fo:font-weight="normal" officeooo:rsid="00260e7d" style:font-style-asian="normal" style:font-weight-asian="normal" style:font-style-complex="normal" style:font-weight-complex="normal"/>
    </style:style>
    <style:style style:name="T24" style:family="text">
      <style:text-properties fo:font-style="normal" fo:font-weight="normal" officeooo:rsid="00265a2e" style:font-style-asian="normal" style:font-weight-asian="normal" style:font-style-complex="normal" style:font-weight-complex="normal"/>
    </style:style>
    <style:style style:name="T25" style:family="text">
      <style:text-properties fo:font-style="normal" fo:font-weight="normal" officeooo:rsid="0028151d" style:font-style-asian="normal" style:font-weight-asian="normal" style:font-style-complex="normal" style:font-weight-complex="normal"/>
    </style:style>
    <style:style style:name="T26" style:family="text">
      <style:text-properties officeooo:rsid="001521bc"/>
    </style:style>
    <style:style style:name="T27" style:family="text">
      <style:text-properties officeooo:rsid="00180f05"/>
    </style:style>
    <style:style style:name="T28" style:family="text">
      <style:text-properties officeooo:rsid="00186a88"/>
    </style:style>
    <style:style style:name="T29" style:family="text">
      <style:text-properties officeooo:rsid="00198f4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II</text:p>
      <text:p text:style-name="P1">LANDASAN TEORI</text:p>
      <text:p text:style-name="P7">2.1<text:tab/>PHP</text:p>
      <text:p text:style-name="P8"><text:tab/><text:span text:style-name="T1">PHP adalah singkatan dari PHP Hypertext Preprocessing. Merupakan bahasa scripting untuk web yang </text:span><text:span text:style-name="T3">dibuat oleh Rasmus Lerdorf pada tahun 1995.</text:span><text:span text:style-name="T1"> Dengan PHP, </text:span><text:span text:style-name="T3">web dinamis dapat dibuat dengan cara menyelipkan kode PHP</text:span><text:span text:style-name="T1"> di antara script kode-kode HTML yang merupakan bahasa </text:span><text:span text:style-name="T14">markup</text:span><text:span text:style-name="T19"> standar untuk dunia web.</text:span></text:p>
      <text:p text:style-name="P8"><text:span text:style-name="T19"><text:tab/>PHP adalah bahasa script, artinya ditanamkan atau disisipkan ke dalam HTML. Untuk membedakan kode PHP dan kode HTML sebagai wadahnya, digunakan tag-tag PHP. PHP sangat populer dan dapat dipakai untuk mem-program situs web dinamis tipe apa pun, bahkan PHP dapat digunakan untuk membangun CMS (Content Management System).</text:span></text:p>
      <text:p text:style-name="P8"><text:span text:style-name="T19"><text:tab/>PHP adalah bahasa scripting server dan merupakan tool yang powerful untuk membuat webpage yang dinamis dan interaktif. PHP banyak digunakan dan merupakan alternatif untuk menggantikan bahasa pemrograman yang lain, seperti ASP dari Microsoft.</text:span></text:p>
      <text:p text:style-name="P8"><text:span text:style-name="T19"><text:tab/></text:span><text:span text:style-name="T20">Beberapa kelebihan bahasa PHP dibandingkan dengan bahasa pemrograman web lainnya, antara lain:</text:span></text:p>
      <text:list xml:id="list5839040284356977432" text:style-name="L1">
        <text:list-item>
          <text:p text:style-name="P2"><text:span text:style-name="T15">Bahasa pemrograman PHP adalah sebuah bahasa script yang tidak melakukan sebuah kompilasi dalam penggunaannya.</text:span></text:p>
        </text:list-item>
        <text:list-item>
          <text:p text:style-name="P2"><text:span text:style-name="T15">Banyak web server yang mendukung PHP. Mulai dari Apache, IIS, Lighttpd, hingga Xitami dengan konfigurasi yang relatif mudah. Ada juga web server yang </text:span><text:span text:style-name="T16">dapat</text:span><text:span text:style-name="T15"> melakukan instalasi sekali klik, seperti XAMPP yang tersedia untuk berbagai sistem operasi.</text:span></text:p>
        </text:list-item>
        <text:list-item>
          <text:p text:style-name="P2"><text:span text:style-name="T15">PHP lebih mudah dalam sisi pengembangan karena banyaknya milis, group facebook, dan developer yang siap membantu dalam pengembangan.</text:span></text:p>
        </text:list-item>
        <text:list-item>
          <text:p text:style-name="P2"><text:span text:style-name="T15">Dalam sisi pemahaman, PHP adalah bahasa scripting yang paling mudah dipahami karena memiliki referensi yang banyak.</text:span></text:p>
        </text:list-item>
        <text:list-item>
          <text:p text:style-name="P2"><text:soft-page-break/><text:span text:style-name="T15">PHP adalah bahasa pemrograman </text:span><text:span text:style-name="T13">open source </text:span><text:span text:style-name="T15">yang dapat digunakan di berbagai mesin (Linux, Unix, Macintosh, Windows) dan dapat dijalankan secara </text:span><text:span text:style-name="T13">runtime </text:span><text:span text:style-name="T15">melalui console, serta dapat menjalankan perintah-perintah sistem.</text:span></text:p>
        </text:list-item>
      </text:list>
      <text:p text:style-name="P3"><text:span text:style-name="T20"/></text:p>
      <text:p text:style-name="P9"><text:span text:style-name="T15">2.</text:span><text:span text:style-name="T17">1</text:span><text:span text:style-name="T15">.1<text:tab/>PHP 7</text:span></text:p>
      <text:p text:style-name="P4"><text:span text:style-name="T15"><text:tab/>PHP.net melalui situs resminya telah mengumumkan versi terbaru dari PHP, yakni PHP 7 resmi dirilis tanggal 3 Desember 2015. Ada banyak perubahan signifikan, seperti namespace di PHP 5.3 dan trait di PHP 5.4, tetapi versi yang masih dipakai masih tetap 5.x belum menjadi PHP 7.</text:span></text:p>
      <text:p text:style-name="P4"><text:span text:style-name="T15"><text:tab/>Beberapa keunggulan pada PHP 7 dibandingkan dengan versi PHP sebelumnya, antara lain:</text:span></text:p>
      <text:list xml:id="list1246831417311930518" text:style-name="L2">
        <text:list-item>
          <text:p text:style-name="P5"><text:span text:style-name="T15">Peningkatan Kecepatan</text:span></text:p>
          <text:p text:style-name="P5"><text:span text:style-name="T15">PHP 7 menggunakan PHPNG (NG = New Generation), sebuah pengembangan dari Zend Engine yang mampu meningkatkan kecepatan PHP. Bahasa pemrograman PHP juga akan berjalan lebih cepat dengan adanya JIT (Just-In-Time) Engine yang dapat mengkompilasi PHP secara dinamis menjadi bahasa mesin.</text:span></text:p>
        </text:list-item>
        <text:list-item>
          <text:p text:style-name="P5"><text:span text:style-name="T15">Mengurangi penggunaan memory yang signifikan</text:span></text:p>
          <text:p text:style-name="P5"><text:span text:style-name="T15">Pada PHP 7 memory digunakan secara efisien, sehingga penggunaan memory tidak terlalu berlebihan. Hal ini tidak akan membebani </text:span><text:span text:style-name="T13">resource server </text:span><text:span text:style-name="T15">dan mempercepat prosesnya.</text:span></text:p>
        </text:list-item>
        <text:list-item>
          <text:p text:style-name="P5"><text:span text:style-name="T15">Mendukung 64-bit secara konsisten</text:span></text:p>
          <text:p text:style-name="P5"><text:span text:style-name="T15">PHP 7 mendukung 64-bit secara konsisten, dukungan </text:span><text:span text:style-name="T13">Anonymous Class, isset ternary operator, abstract, syntax tree, null coalesce operator, lots of libraries, generator return expressions, generator delegation, </text:span><text:span text:style-name="T15">dan sebagainya.</text:span></text:p>
        </text:list-item>
        <text:list-item>
          <text:p text:style-name="P6"><text:span text:style-name="T15">Beberapa “fatal errors” dikonversi ke dalam “exceptions”</text:span></text:p>
        </text:list-item>
        <text:list-item>
          <text:p text:style-name="P6"><text:span text:style-name="T15">Menghapus beberapa SAPIs dan ekstensi kadaluwarsa</text:span></text:p>
          <text:p text:style-name="P6"><text:span text:style-name="T15">Beberapa SAPI (</text:span><text:span text:style-name="T13">Server Application Programming Interface) </text:span><text:span text:style-name="T15">dan ekstensi yang usang sudah dihapuskan.</text:span></text:p>
        </text:list-item>
        <text:list-item>
          <text:p text:style-name="P6"><text:soft-page-break/><text:span text:style-name="T13">The Null Coalescing Operator </text:span><text:span text:style-name="T15">(??)</text:span></text:p>
          <text:p text:style-name="P10"><text:span text:style-name="T15">Fitur ini ditambahkan sebagai penyempurna masalah yang perlu menggunakan operator ternary yang berhubungan dengan isset (). Fitur ini akan mengembalikan nilai operan pertama jika ada dan tidak kosong (null). Jika tidak, maka akan mengembalikan nilai operan kedua.</text:span></text:p>
        </text:list-item>
        <text:list-item>
          <text:p text:style-name="P16"><text:span text:style-name="T13">Return and Scalar Type Declarations</text:span></text:p>
          <text:p text:style-name="P16">Tipe parameter fungsi dapat dideklarasikan. Akibatnya, bila mengirimkan sebuah nilai float ke parameter bertipe integer, akan mengubah nilai tersebut menjadi integer tanpa adanya warning atau error.</text:p>
        </text:list-item>
        <text:list-item>
          <text:p text:style-name="P16">Anonymous Classes</text:p>
          <text:p text:style-name="P16">Dukungan Anonymous Classes telah ditambahkan melalui class baru. Artinya, kita dapat mengimplementasikan interface tanpa harus meload class yang sama.</text:p>
        </text:list-item>
        <text:list-item>
          <text:p text:style-name="P18">Operator perbandingan gabungan</text:p>
          <text:p text:style-name="P18">Ada operator untuk perbandingan yang disebut Spaceship Operator (&lt;=&gt;). Operator ini melakukan perbandingan dengan 3 cara dan menghasilkan 3 kemungkinan. Operator (&lt;=&gt;) akan menghasilkan 0 bila nilai yang dibandingkan dua-duanya sama, akan menghasilkan 1 bila nilai yang di kiri lebih besar, dan akan menghasilkan nilai -1 bila nilai yang di kanan lebih besar.</text:p>
        </text:list-item>
        <text:list-item>
          <text:p text:style-name="P16">Kode usang dihapus.</text:p>
          <text:p text:style-name="P16">Beberapa kode usang (deprecated) dihapus. Tag dengan gaya ASP dihapus, demikian juga tag script HTML. Ekstensi (termasuk semua fungsi ereg_*) dikategorikan usang sejak PHP 5.3. Fungsi-fungsi ini, kini dapat diganti dengan ekstensi PCRE (fungsi preg_*) yang memiliki fitur lebih banyak. Ekstensi mysql (termasuk semua fungsi mysql_*) sudah dikategorikan usang sejak PHP 5.5. Pada PHP 7, <text:span text:style-name="T27">untuk mengkoneksikan web dengan database dapat digunakan</text:span> <text:span text:style-name="T27">fungsi </text:span>mysqli_* ataupun PDO (PHP Data Object<text:span text:style-name="T26">s</text:span>).</text:p>
        </text:list-item>
      </text:list>
      <text:p text:style-name="P17"/>
      <text:p text:style-name="P30">2.<text:span text:style-name="T28">1</text:span>.2<text:tab/>PDO</text:p>
      <text:p text:style-name="P31"><text:soft-page-break/><text:tab/><text:span text:style-name="T1">PDO (PHP Data Objects) adalah ekstensi atau penambahan fitur dalam PHP yang dirancang sebagai interface universal untuk pengaksesan berbagai jenis database. Contohnya, jika PDO digunakan dalam membuat sebuah website lalu suatu saat website tersebut bertukar database dari MySQL ke Oracle, maka cukup mengubah konfigurasi PDO di awal program.</text:span></text:p>
      <text:p text:style-name="P31"><text:span text:style-name="T1"/></text:p>
      <text:p text:style-name="P31"><text:span text:style-name="T2">Beberapa kelebihan yang dimiliki oleh PDO adalah antara lain:</text:span></text:p>
      <text:list xml:id="list5297468664364956825" text:style-name="L3">
        <text:list-item>
          <text:p text:style-name="P19">PDO membantu mencegah SQL Injection. Dengan PDO BindParam, statement parameter ataupun input dari user secara otomatis disaring.</text:p>
        </text:list-item>
        <text:list-item>
          <text:p text:style-name="P19">PDO digunakan untuk mengakses beberapa database yang berbeda seperti MySQL, Oracle, Ms. SQL Server, PostgreSQL, dan lain sebagainya.</text:p>
        </text:list-item>
        <text:list-item>
          <text:p text:style-name="P19">Sudah mendukung database transaction.</text:p>
        </text:list-item>
        <text:list-item>
          <text:p text:style-name="P22">PDO lebih cepat dibandingkan dengan MySQLi.</text:p>
        </text:list-item>
      </text:list>
      <text:p text:style-name="P20"/>
      <text:p text:style-name="P21">Sebagai perbandingan fitur antara PDO dan mysqli, berikut digambarkan dalam sebuah tabel yang bersumber dari situs resmi PHP:</text:p>
      <text:p text:style-name="P21"/>
      <text:p text:style-name="P23">Tabel 2.1: Perbandingan PDO dengan MySQLi</text:p>
      <table:table table:name="Table1" table:style-name="Table1">
        <table:table-column table:style-name="Table1.A" table:number-columns-repeated="3"/>
        <table:table-row>
          <table:table-cell table:style-name="Table1.A1" office:value-type="string">
            <text:p text:style-name="P38">Perbandingan MySQLi dan PDO</text:p>
          </table:table-cell>
          <table:table-cell table:style-name="Table1.A1" office:value-type="string">
            <text:p text:style-name="P38">PHP MySQLi</text:p>
          </table:table-cell>
          <table:table-cell table:style-name="Table1.C1" office:value-type="string">
            <text:p text:style-name="P38">PHP PDO (menggunakan driver MySQL)</text:p>
          </table:table-cell>
        </table:table-row>
        <table:table-row>
          <table:table-cell table:style-name="Table1.A2" office:value-type="string">
            <text:p text:style-name="P36">Diperkenalkan pada versi PHP</text:p>
          </table:table-cell>
          <table:table-cell table:style-name="Table1.A2" office:value-type="string">
            <text:p text:style-name="P36">5.0</text:p>
          </table:table-cell>
          <table:table-cell table:style-name="Table1.C2" office:value-type="string">
            <text:p text:style-name="P36">5.0</text:p>
          </table:table-cell>
        </table:table-row>
        <table:table-row>
          <table:table-cell table:style-name="Table1.A2" office:value-type="string">
            <text:p text:style-name="P36">Termasuk fitur PHP 5.x</text:p>
          </table:table-cell>
          <table:table-cell table:style-name="Table1.A2" office:value-type="string">
            <text:p text:style-name="P36">Ya</text:p>
          </table:table-cell>
          <table:table-cell table:style-name="Table1.C2" office:value-type="string">
            <text:p text:style-name="P36">Ya</text:p>
          </table:table-cell>
        </table:table-row>
        <table:table-row>
          <table:table-cell table:style-name="Table1.A2" office:value-type="string">
            <text:p text:style-name="P36">Status pengembangan MySQL</text:p>
          </table:table-cell>
          <table:table-cell table:style-name="Table1.A2" office:value-type="string">
            <text:p text:style-name="P36">Pengembangan aktif</text:p>
          </table:table-cell>
          <table:table-cell table:style-name="Table1.C2" office:value-type="string">
            <text:p text:style-name="P36">Pengembangan aktif</text:p>
          </table:table-cell>
        </table:table-row>
        <table:table-row>
          <table:table-cell table:style-name="Table1.A2" office:value-type="string">
            <text:p text:style-name="P36">Rekomendasi oleh MySQL untuk proyek</text:p>
          </table:table-cell>
          <table:table-cell table:style-name="Table1.A2" office:value-type="string">
            <text:p text:style-name="P36">Ya</text:p>
          </table:table-cell>
          <table:table-cell table:style-name="Table1.C2" office:value-type="string">
            <text:p text:style-name="P36">Ya</text:p>
          </table:table-cell>
        </table:table-row>
        <table:table-row>
          <table:table-cell table:style-name="Table1.A2" office:value-type="string">
            <text:p text:style-name="P36">API mendukung charsets</text:p>
          </table:table-cell>
          <table:table-cell table:style-name="Table1.A2" office:value-type="string">
            <text:p text:style-name="P36">Ya</text:p>
          </table:table-cell>
          <table:table-cell table:style-name="Table1.C2" office:value-type="string">
            <text:p text:style-name="P36">Ya</text:p>
          </table:table-cell>
        </table:table-row>
        <table:table-row>
          <table:table-cell table:style-name="Table1.A2" office:value-type="string">
            <text:p text:style-name="P36">API mendukung prepared statement di sisi server</text:p>
          </table:table-cell>
          <table:table-cell table:style-name="Table1.A2" office:value-type="string">
            <text:p text:style-name="P36">Ya</text:p>
          </table:table-cell>
          <table:table-cell table:style-name="Table1.C2" office:value-type="string">
            <text:p text:style-name="P36">Ya</text:p>
          </table:table-cell>
        </table:table-row>
        <table:table-row>
          <table:table-cell table:style-name="Table1.A2" office:value-type="string">
            <text:p text:style-name="P36">API mendukung prepared statement di sisi client</text:p>
          </table:table-cell>
          <table:table-cell table:style-name="Table1.A2" office:value-type="string">
            <text:p text:style-name="P36">Tidak</text:p>
          </table:table-cell>
          <table:table-cell table:style-name="Table1.C2" office:value-type="string">
            <text:p text:style-name="P36">Ya</text:p>
          </table:table-cell>
        </table:table-row>
        <table:table-row>
          <table:table-cell table:style-name="Table1.A2" office:value-type="string">
            <text:p text:style-name="P36">API mendukung stored <text:soft-page-break/>procedures</text:p>
          </table:table-cell>
          <table:table-cell table:style-name="Table1.A2" office:value-type="string">
            <text:p text:style-name="P36">Ya</text:p>
          </table:table-cell>
          <table:table-cell table:style-name="Table1.C2" office:value-type="string">
            <text:p text:style-name="P36">Ya</text:p>
          </table:table-cell>
        </table:table-row>
        <table:table-row table:style-name="Table1.10">
          <table:table-cell table:style-name="Table1.A2" office:value-type="string">
            <text:p text:style-name="P36">API mendukung multiple statements</text:p>
          </table:table-cell>
          <table:table-cell table:style-name="Table1.A2" office:value-type="string">
            <text:p text:style-name="P37">Ya</text:p>
          </table:table-cell>
          <table:table-cell table:style-name="Table1.C2" office:value-type="string">
            <text:p text:style-name="P37">Paling mendukung</text:p>
          </table:table-cell>
        </table:table-row>
        <table:table-row>
          <table:table-cell table:style-name="Table1.A2" office:value-type="string">
            <text:p text:style-name="P37">Mendukung semua fungsi MySQL versi 4.1</text:p>
          </table:table-cell>
          <table:table-cell table:style-name="Table1.A2" office:value-type="string">
            <text:p text:style-name="P37">Ya</text:p>
          </table:table-cell>
          <table:table-cell table:style-name="Table1.C2" office:value-type="string">
            <text:p text:style-name="P37">Paling mendukung</text:p>
          </table:table-cell>
        </table:table-row>
      </table:table>
      <text:p text:style-name="P23"/>
      <text:p text:style-name="P35">2.1.3<text:tab/>FPDF</text:p>
      <text:p text:style-name="P35"><text:tab/><text:span text:style-name="T1">FPDF merupakan suatu kumpulan </text:span><text:span text:style-name="T14">class </text:span><text:span text:style-name="T1">(</text:span><text:span text:style-name="T14">library</text:span><text:span text:style-name="T1">) PHP yang memungkinkan penggunanya dapat membuat sebuah halaman PDF dengan mudah tanpa perlu memasang modul tambahan. Beberapa kelebihan yang dimiliki oleh FPDF dibanding </text:span><text:span text:style-name="T14">library </text:span><text:span text:style-name="T1">PDF lain adalah antara lain:</text:span></text:p>
      <text:list xml:id="list3436421581053576955" text:style-name="L7">
        <text:list-item>
          <text:p text:style-name="P29">Pengaturan ukuran kertas format batas halaman / margins.</text:p>
        </text:list-item>
        <text:list-item>
          <text:p text:style-name="P29">Pengaturan header dan footer.</text:p>
        </text:list-item>
        <text:list-item>
          <text:p text:style-name="P29">Otomatisasi batas halaman.</text:p>
        </text:list-item>
        <text:list-item>
          <text:p text:style-name="P29">Otomatisasi batas baris tataletak teks.</text:p>
        </text:list-item>
        <text:list-item>
          <text:p text:style-name="P29">Mendukung <text:span text:style-name="T13">file</text:span> gambar (JPEG, PNG, dan GIF).</text:p>
        </text:list-item>
        <text:list-item>
          <text:p text:style-name="P29">Mendukung berbagai macam tipe <text:span text:style-name="T13">font.</text:span></text:p>
        </text:list-item>
        <text:list-item>
          <text:p text:style-name="P29">Kompresi ukuran halaman.</text:p>
          <text:p text:style-name="P29"/>
        </text:list-item>
      </text:list>
      <text:p text:style-name="P32">2.2<text:tab/><text:span text:style-name="T29">MariaDB</text:span></text:p>
      <text:p text:style-name="P32"><text:tab/><text:span text:style-name="T4">MariaDB adalah </text:span><text:span text:style-name="T5">perangkat lunak Sistem Manajemen Basis Data turunan dari MySQL yang dibuat pada tahun 2009 oleh Michael Widenius, salah seorang pembuat perangkat lunak MySQL</text:span><text:span text:style-name="T4">. </text:span><text:span text:style-name="T5">Dibawah lisensi GPL (GNU General Public License), </text:span><text:span text:style-name="T7">membuat </text:span><text:span text:style-name="T5">MariaDB </text:span><text:span text:style-name="T6">bersifat</text:span><text:span text:style-name="T5"> bebas dalam pengembangan dan pendistribusiannya.</text:span></text:p>
      <text:p text:style-name="P32"><text:span text:style-name="T5"><text:tab/></text:span><text:span text:style-name="T6">MariaDB merupakan salah satu perangkat lunak basis data paling populer di dunia. Pada bulan Mei 2017, tercatat sebanyak 12,377 server </text:span><text:span text:style-name="T7">aktif </text:span><text:span text:style-name="T6">yang berada di seluruh dunia. Hal ini didukung oleh komptabilitas MariaDB untuk dijalankan pada berbagai macam sistem operasi seperti Microsoft Windows (Windows 7, Windows 8, Windows Server 2012, dan Windows Server 2008) dan GNU/Linux (Mageia, Debian, CentOS, openSUSE, Ubuntu, dll).</text:span></text:p>
      <text:p text:style-name="P32"><text:soft-page-break/><text:span text:style-name="T6"><text:tab/></text:span><text:span text:style-name="T8">MariaDB mengubah data menjadi informasi terstruktur dalam berbagai macam aplikasi, mulai dari aplikasi perbankan hingga situs web. MariaDB digunakan karena cepat, terukur, kuat, memiliki banyak mesin penyimpanan, dan alat-alat lainnya yang membuat MariaDB sangat serbaguna untuk berbagai macam kasus penggunaan.</text:span></text:p>
      <text:p text:style-name="P32"><text:span text:style-name="T8"/></text:p>
      <text:p text:style-name="P33">2.3<text:tab/>Javascript</text:p>
      <text:p text:style-name="P33"><text:tab/><text:span text:style-name="T9">Javascript adalah bahasa pemrograman yang digunakan untuk membuat web lebih dinamis dan interaktif. Javascript terintegrasi langsung dengan HTML sehingga kode Javascript dapat disisipkan diantara kode HTML dengan menggunakan tag &lt;script&gt; dan dapat juga diletakkan pada file tersendiri bereksistensi .js (singkatan dari Javascript).</text:span></text:p>
      <text:p text:style-name="P33"><text:span text:style-name="T9"><text:tab/>Menurut Sidik (2011:4), Javascript adalah program dalam bentuk script, yang dijalankan oleh interpreter yang telah ditanamkan ke dalam web browser, sehingga web browser dapat mengeksekusi kode-kode Javascript tersebut secara otomatis. Berbeda dengan PHP yang merupakan bahasa pemrograman sisi server, Javascript merupakan bahasa pemrograman sisi klien.</text:span></text:p>
      <text:p text:style-name="P33"><text:span text:style-name="T9"><text:tab/></text:span></text:p>
      <text:p text:style-name="P34">2.3.1<text:tab/>jQuery</text:p>
      <text:p text:style-name="P34"><text:tab/><text:span text:style-name="T1">jQuery merupakan salah satu dari sekian banyak pustaka Javascript yaitu kumpulan fungsi Javascript yang siap pakai, sehingga mempermudah dan mempercepat pemrogram dalam membuat kode Javascript. Dengan menggunakan jQuery, kode Javascript yang panjang dapat disingkat menjadi beberapa baris saja.</text:span></text:p>
      <text:p text:style-name="P34"><text:span text:style-name="T1"><text:tab/></text:span><text:span text:style-name="T10">Dibandingkan dengan pesaingnya seperti Prototype, Mootools, YUI, dan library Javascript lainnya, jQuery memiliki kelebihan tersendiri. Beberapa kelebihan dari jQuery adalah antara lain:</text:span></text:p>
      <text:list xml:id="list3815487068265640409" text:style-name="L4">
        <text:list-item>
          <text:p text:style-name="P24">jQuery telah banyak dipakai oleh website-website terkemuka di dunia.</text:p>
        </text:list-item>
        <text:list-item>
          <text:p text:style-name="P24">Kompatibel dengan semua browser yang sering digunakan seperti Mozilla Firefox, Internet Explorer, Safari, Google Chrome, dan Opera.</text:p>
        </text:list-item>
        <text:list-item>
          <text:p text:style-name="P24">Kompatibel dengan semua versi CSS.</text:p>
        </text:list-item>
        <text:list-item>
          <text:p text:style-name="P24">Dokumentasi, tutorial, dan contoh-contohnya lengkap.</text:p>
        </text:list-item>
        <text:list-item>
          <text:p text:style-name="P24"><text:soft-page-break/>Didukung oleh komunitas yang besar dan aktif.</text:p>
        </text:list-item>
        <text:list-item>
          <text:p text:style-name="P24">Ketersediaan plugin yang sangat banyak jumlahnya.</text:p>
        </text:list-item>
        <text:list-item>
          <text:p text:style-name="P24">File-nya hanya satu dan ukurannya sangat kecil, sehingga cepat aksesnya.</text:p>
        </text:list-item>
        <text:list-item>
          <text:p text:style-name="P11">Open Source <text:span text:style-name="T15">dengan lisensi </text:span>GNU General Public License<text:span text:style-name="T15"> dan </text:span>MIT License<text:span text:style-name="T15">.</text:span></text:p>
        </text:list-item>
      </text:list>
      <text:p text:style-name="P12"><text:span text:style-name="T15"/></text:p>
      <text:p text:style-name="P12"><text:span text:style-name="T15"><text:tab/>jQuery memiliki dua jenis skrip, yaitu skrip untuk pengembangan yang lebih dikhususkan untuk para pengembang situs web dan skrip yang telah dikompres sehingga ukurannya lebih kecil yang dikhususkan untuk pengguna. Skrip yang telah dikompres tersebut memiliki ekstensi .min.js.</text:span></text:p>
      <text:p text:style-name="P12"><text:span text:style-name="T15"/></text:p>
      <text:p text:style-name="P15"><text:span text:style-name="T15">2.3.2<text:tab/>AJAX</text:span></text:p>
      <text:p text:style-name="P15"><text:span text:style-name="T15"><text:tab/></text:span><text:span text:style-name="T19">AJAX </text:span><text:span text:style-name="T22">(</text:span><text:span text:style-name="T11">Asynchronous Javascript And XML</text:span><text:span text:style-name="T22">) merupakan sebuah mekanisme dimana ketika klien mengirim permintaan ke server, klien bisa melanjutkan aktivitas berikutnya tanpa menunggu server memperbarui halaman situs webnya.</text:span></text:p>
      <text:p text:style-name="P15"><text:span text:style-name="T22"><text:tab/>Dengan AJAX, klien tidak berkomunikasi langsung dengan server, tetapi berkomunikasi dengan sistem AJAX. Selanjutnya, sistem AJAX, yang akan melanjutkan komunikasi tersebut dengan server. Komunikasi dengan AJAX menggunakan bahasa Javascript, dan respon yang diberikan dari AJAX berupa HTML, CSS, dan data. Sedangkan komunikasi AJAX dengan server menggunakan HTTP (</text:span><text:span text:style-name="T11">Hypertext Transfer Protocol)</text:span><text:span text:style-name="T22"> </text:span><text:span text:style-name="T23">dan respon dari server berupa data XML.</text:span></text:p>
      <text:p text:style-name="P15"><text:span text:style-name="T23"><text:tab/>Cara kerja AJAX sangat berbeda dibanding aplikasi web tradisional. Pada aplikasi web tradisional, untuk mengirimkan data ke database melalui form, penguna harus menekan tombol submit kemudian menunggu respon dari server. Waktu lamanya menunggu tergantung banyaknya data yang dikirim atau banyaknya pengguna yang sedang menggunakan aplikasi. </text:span><text:span text:style-name="T24">Selama proses menunggu, browser akan melakukan refresh halaman, untuk menampilkan kembali seluruh isi halaman website.</text:span></text:p>
      <text:p text:style-name="P15"><text:soft-page-break/><text:span text:style-name="T24"><text:tab/>Pada kasus yang sama dengan menggunakan AJAX, ketika pengguna menekan tombol submit, browser tidak melakukan refresh sama sekali. Sementara itu, browser membuat suatu objek XMLHTTPRequest yang digunakan Javascript untuk mengakses server. Setelah data diolah pada server, hasilnya akan dikirimkan lagi ke browser dalam bentuk XML. Data XML ini kemudian akan diubah oleh AJAX </text:span><text:span text:style-name="T12">engine </text:span><text:span text:style-name="T24">menjadi data HTML dan CSS yang kemudian digunakan untuk mengubah bagian tertentu pada tampilan situs web. Selama proses terjadi, browser tidak melakukan refresh halaman sehingga pengguna dapat melakukan aktivitas lainnya sambil menunggu respon dari server.</text:span></text:p>
      <text:p text:style-name="P15"><text:span text:style-name="T24"><text:tab/></text:span><text:span text:style-name="T25">Situs web yang dibangun dengan menggunakan AJAX memiliki keuntungan tersendiri dibanding dengan situs web yang tidak menggunakan AJAX. Beberapa keuntungan tersebut adalah antara lain:</text:span></text:p>
      <text:list xml:id="list7436788360935643091" text:style-name="L6">
        <text:list-item>
          <text:p text:style-name="P28">Mempercepat kerja aplikasi, karena tidak keseluruhan halaman diambil ulang dari server, tetapi hanya bagian yang diperlukan saja. Selain itu, selama menunggu respon dari server, pengguna dapat melanjutkan aktivitas berikutnya tanpa mengganggu proses yang sedang terjadi pada server.</text:p>
        </text:list-item>
        <text:list-item>
          <text:p text:style-name="P28">Lebih menarik dari sisi klien dan tidak membosankan, karena pengguna tidak perlu menunggu respon dari server pada setiap aktivitas yang dilakukan. Lebih menarik lagi, kita dapat menampilkan animasi yang menarik selama proses menunggu, sehingga tidak membuat user bosan.</text:p>
        </text:list-item>
        <text:list-item>
          <text:p text:style-name="P28">Mengurangi beban server, karena sebagian pemrosesan dilakukan oleh klien.</text:p>
        </text:list-item>
        <text:list-item>
          <text:p text:style-name="P28">Mengurangi penggunaan bandwith, karena browser hanya mengambil data yang diperlukan saja untuk mengubah bagian tertentu pada <text:span text:style-name="T13">interface </text:span>aplikasi, tidak keseluruhan halaman ikut berubah.</text:p>
        </text:list-item>
        <text:list-item>
          <text:p text:style-name="P28">Hampir semua browser modern sudah mendukung AJAX sehingga tidak perlu khawatir aplikasi tidak dapat berjalan pada browser tertentu.</text:p>
        </text:list-item>
        <text:list-item>
          <text:p text:style-name="P28">Navigasi lebih mudah, karena perpindahan antar halaman yang lebih cepat, sehingga tidak perlu menggunakan tombol <text:span text:style-name="T13">back </text:span>dan <text:span text:style-name="T13">forward </text:span>yang disediakan oleh browser untuk perpindahan halaman.</text:p>
        </text:list-item>
      </text:list>
      <text:p text:style-name="P12"><text:soft-page-break/><text:span text:style-name="T15"/></text:p>
      <text:p text:style-name="P13"><text:span text:style-name="T15">2.3.</text:span><text:span text:style-name="T18">3</text:span><text:span text:style-name="T15"><text:tab/>Datatables</text:span></text:p>
      <text:p text:style-name="P13"><text:span text:style-name="T15"><text:tab/></text:span><text:span text:style-name="T21">Datatables adalah sebuah plug-in untuk pustaka Javascript jQuery. Datatables digunakan untuk membuat sebuah tampilan tabel yang fleksibel dan memberikan kontrol lanjutan terhadap pengguna dalam menampilkan tabel sesuai keinginan.</text:span></text:p>
      <text:p text:style-name="P14"><text:span text:style-name="T19">Beberapa kelebihan yang dimiliki oleh Datatables adalah antara lain:</text:span></text:p>
      <text:list xml:id="list4162602596500339238" text:style-name="L5">
        <text:list-item>
          <text:p text:style-name="P25">Penghalaman secara otomatis, pencarian instan, dan pengurutan multi-kolom.</text:p>
        </text:list-item>
        <text:list-item>
          <text:p text:style-name="P25">Mendukung banyak sumber data seperti DOM, Javascript, AJAX, dan bahasa sisi server.</text:p>
        </text:list-item>
        <text:list-item>
          <text:p text:style-name="P26">Mendukung kostumisasi.</text:p>
        </text:list-item>
        <text:list-item>
          <text:p text:style-name="P26">Mendukung banyak bahasa.</text:p>
        </text:list-item>
        <text:list-item>
          <text:p text:style-name="P26">Bersifat <text:span text:style-name="T13">Open Source </text:span>dibawah lisensi MIT.</text:p>
        </text:list-item>
        <text:list-item>
          <text:p text:style-name="P26">Dapat mengatur lebar kolom dengan cerdas.</text:p>
        </text:list-item>
        <text:list-item>
          <text:p text:style-name="P26">Memiliki ukuran yang cukup kecil (494,9 KB).</text:p>
        </text:list-item>
      </text:list>
      <text:p text:style-name="P27"/>
      <text:p text:style-name="P2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25:25.829541557</meta:creation-date>
    <dc:date>2017-06-02T15:54:48.171242177</dc:date>
    <meta:editing-duration>PT7H26M22S</meta:editing-duration>
    <meta:editing-cycles>24</meta:editing-cycles>
    <meta:generator>LibreOffice/5.2.5.1$Linux_X86_64 LibreOffice_project/20m0$Build-1</meta:generator>
    <meta:document-statistic meta:table-count="1" meta:image-count="0" meta:object-count="0" meta:page-count="9" meta:paragraph-count="127" meta:word-count="1886" meta:character-count="13520" meta:non-whitespace-character-count="11784"/>
  </office:meta>
</office:document-meta>
</file>